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April 13,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show.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methods</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text:span><text:span text:style-name="T3">&lt;!--</text:span><text:span text:style-name="T9">' and '</text:span><text:span text:style-name="T3">--&gt;</text:span><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1022932551512046509"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32236959911340" text:continue-numbering="true" text:style-name="WWNum1">
        <text:list-item>
          <text:p text:style-name="P17"/>
        </text:list-item>
        <text:list-item>
          <text:p text:style-name="P17"/>
        </text:list-item>
      </text:list>
      <text:p text:style-name="P6"/>
      <text:p text:style-name="P6"/>
      <text:p text:style-name="P6"/>
      <text:p text:style-name="P6"/>
      <text:list xml:id="list232236717751532"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400" meta:character-count="2402" meta:non-whitespace-character-count="2062"/>
    <meta:generator>LibreOfficeDev/5.1.0.3$Linux_X86_64 LibreOffice_project/</meta:generator>
  </office:meta>
</office:document-meta>
</file>